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fo:color="#9b00d3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fo:color="#9b00d3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fo:color="#9b00d3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fo:color="#9b00d3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2">&lt;program&gt;<text:s text:c="2"/></text:span><text:span text:style-name="T3"><text:s/>-&gt;<text:s text:c="2"/></text:span><text:span text:style-name="T4">&lt;decList&gt; &lt;function&gt;&lt;body&gt;</text:span><text:span text:style-name="T5"><text:s/>.</text:span></text:p>
      <text:p text:style-name="P1"><text:span text:style-name="T6">&lt;decList&gt;<text:s text:c="3"/>-&gt;<text:s text:c="2"/></text:span><text:span text:style-name="T7">var id :<text:s/></text:span><text:span text:style-name="T8">typ</text:span><text:span text:style-name="T9"><text:s/></text:span><text:span text:style-name="T10">;</text:span><text:span text:style-name="T11"><text:s/>&lt;decList</text:span><text:span text:style-name="T12">Next</text:span><text:span text:style-name="T13">&gt;</text:span></text:p>
      <text:p text:style-name="P1"><text:span text:style-name="T14">&lt;decList&gt; -&gt;<text:s/></text:span><text:span text:style-name="T15">eps</text:span><text:span text:style-name="T16"/></text:p>
      <text:p text:style-name="P2"><text:span text:style-name="T17"><text:s/>&lt;decList</text:span><text:span text:style-name="T18">Next</text:span><text:span text:style-name="T19">&gt;</text:span><text:span text:style-name="T20"><text:s/></text:span><text:span text:style-name="T21">-&gt;<text:s/></text:span><text:span text:style-name="T22">id:<text:s/></text:span><text:span text:style-name="T23">typ</text:span><text:span text:style-name="T24"><text:s/></text:span><text:span text:style-name="T25">;</text:span><text:span text:style-name="T26"><text:s/></text:span><text:span text:style-name="T27">&lt;decListNext&gt;</text:span><text:span text:style-name="T28"/></text:p>
      <text:p text:style-name="P3"><text:span text:style-name="T29">&lt;function&gt; -&gt;<text:s text:c="2"/></text:span><text:span text:style-name="T30">id (<text:s/></text:span><text:span text:style-name="T31">&lt;param&gt;<text:s/></text:span><text:span text:style-name="T32">) :<text:s/></text:span><text:span text:style-name="T33">typ<text:s/></text:span><text:span text:style-name="T34">;</text:span><text:span text:style-name="T35"><text:s/></text:span><text:span text:style-name="T36">&lt;forward&gt;&lt;decList&gt; &lt;body&gt;<text:s/></text:span><text:span text:style-name="T37">;</text:span><text:span text:style-name="T38"><text:s/>&lt;function&gt;</text:span></text:p>
      <text:p text:style-name="P3"><text:span text:style-name="T39">&lt;function&gt; -&gt;<text:s/></text:span><text:span text:style-name="T40">eps</text:span><text:span text:style-name="T41"/></text:p>
      <text:p text:style-name="P3"><text:span text:style-name="T41">&lt;forward&gt; -&gt;<text:s/></text:span><text:span text:style-name="T42">forward ;<text:s/></text:span><text:span text:style-name="T43">&lt;function&gt;</text:span></text:p>
      <text:p text:style-name="P3"><text:span text:style-name="T44">&lt;param&gt;<text:s text:c="2"/>-&gt;</text:span><text:span text:style-name="T45"><text:s/>id :<text:s/></text:span><text:span text:style-name="T46">typ</text:span><text:span text:style-name="T47"><text:s/>&lt;nextParam&gt;</text:span></text:p>
      <text:p text:style-name="P3"><text:span text:style-name="T48">&lt;nextParam&gt; -&gt;<text:s text:c="2"/></text:span><text:span text:style-name="T49">; id :<text:s/></text:span><text:span text:style-name="T50">typ</text:span><text:span text:style-name="T51"><text:s/></text:span><text:span text:style-name="T52">&lt;nextParam&gt;</text:span></text:p>
      <text:p text:style-name="P3"><text:span text:style-name="T53">&lt;body&gt; -&gt;</text:span><text:span text:style-name="T54"><text:s text:c="2"/>begin<text:s/></text:span><text:span text:style-name="T55">&lt;statements&gt;<text:s/></text:span><text:span text:style-name="T56">end</text:span></text:p>
      <text:p text:style-name="P3"><text:span text:style-name="T57">&lt;statements&gt; -&gt;<text:s/></text:span><text:span text:style-name="T58">&lt;state&gt;<text:s/></text:span><text:span text:style-name="T59">;</text:span><text:span text:style-name="T60"><text:s/></text:span><text:span text:style-name="T61">&lt;statements&gt;</text:span></text:p>
      <text:p text:style-name="P3"><text:span text:style-name="T62">&lt;statements&gt; -&gt;<text:s/></text:span><text:span text:style-name="T63">&lt;state&gt;</text:span></text:p>
      <text:p text:style-name="P3"><text:span text:style-name="T64">&lt;state&gt; -&gt;<text:s/></text:span><text:span text:style-name="T65"><text:s/>id :=</text:span><text:span text:style-name="T66"><text:s/>&lt;assignment&gt;</text:span></text:p>
      <text:p text:style-name="P3"><text:span text:style-name="T67">&lt;assigment&gt; -&gt;<text:s/></text:span><text:span text:style-name="T68">&lt;expression&gt;</text:span></text:p>
      <text:p text:style-name="P3"><text:span text:style-name="T69">&lt;assignment&gt; -&gt;<text:s/></text:span><text:span text:style-name="T70">find ( id_string , id_string ) : integer</text:span><text:span text:style-name="T71"/></text:p>
      <text:p text:style-name="P3"><text:span text:style-name="T71">&lt;assigment &gt; -&gt;<text:s/></text:span><text:span text:style-name="T72">sort ( id_string ) : string</text:span></text:p>
      <text:p text:style-name="P3"><text:span text:style-name="T73">&lt;state&gt; -&gt;</text:span><text:span text:style-name="T74"><text:s/>if<text:s/></text:span><text:span text:style-name="T75">&lt;expression&gt;</text:span><text:span text:style-name="T76"><text:s/>then</text:span><text:span text:style-name="T77">&lt;body&gt;<text:s/></text:span><text:span text:style-name="T78">else<text:s/></text:span><text:span text:style-name="T79">&lt;body&gt; </text:span></text:p>
      <text:p text:style-name="P3"><text:span text:style-name="T80">&lt;state&gt; -&gt;<text:s/></text:span><text:span text:style-name="T81">while</text:span><text:span text:style-name="T82"><text:s/></text:span><text:span text:style-name="T83">&lt;expression&gt;<text:s/></text:span><text:span text:style-name="T84">do</text:span><text:span text:style-name="T85"><text:s/>&lt;body&gt;<text:s/></text:span><text:span text:style-name="T86"/></text:p>
      <text:p text:style-name="P3"><text:span text:style-name="T86">&lt;state&gt; -&gt;</text:span><text:span text:style-name="T87"><text:s/>readln (<text:s/></text:span><text:span text:style-name="T88">&lt;type&gt; </text:span></text:p>
      <text:p text:style-name="P3"><text:span text:style-name="T89">&lt;type&gt; -&gt;<text:s/></text:span><text:span text:style-name="T90">id_string</text:span><text:span text:style-name="T91"><text:s/></text:span><text:span text:style-name="T92">)</text:span></text:p>
      <text:p text:style-name="P3"><text:span text:style-name="T93">&lt;type&gt; -&gt;</text:span><text:span text:style-name="T94"><text:s/>integerOrReal )</text:span></text:p>
      <text:p text:style-name="P3"><text:span text:style-name="T95">&lt;state&gt; -&gt;</text:span><text:span text:style-name="T96"><text:s text:c="2"/>write (<text:s/></text:span><text:span text:style-name="T97">&lt;term&gt;</text:span></text:p>
      <text:p text:style-name="P3"><text:span text:style-name="T98">&lt;term&gt; -&gt;</text:span><text:span text:style-name="T99"><text:s/>&lt;exp&gt; &lt;termNext&gt;</text:span></text:p>
      <text:p text:style-name="P3"><text:span text:style-name="T100">&lt;term&gt; -&gt;<text:s/></text:span><text:span text:style-name="T101">eps</text:span><text:span text:style-name="T102"/></text:p>
      <text:p text:style-name="P3"><text:span text:style-name="T102">&lt;termNext&gt; -&gt;<text:s/></text:span><text:span text:style-name="T103">,<text:s/></text:span><text:span text:style-name="T104">termNext</text:span></text:p>
      <text:p text:style-name="P3"><text:span text:style-name="T105">&lt;termNext&gt; -&gt;</text:span><text:span text:style-name="T106"><text:s/>)</text:span></text:p>
      <text:p text:style-name="P3"><text:span text:style-name="T107"/></text:p>
      <text:p text:style-name="P3"><text:span text:style-name="T107"/></text:p>
      <text:p text:style-name="P3"><text:span text:style-name="T10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